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FA9000003613AAD3F50646205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c00000" svg:stroke-opacity="70%" draw:fill="none" draw:textarea-vertical-align="top" draw:auto-grow-height="false" fo:min-height="2.073cm" fo:min-width="18.79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c00000" svg:stroke-opacity="70%" draw:fill="none" draw:textarea-vertical-align="top" draw:auto-grow-height="false" fo:min-height="2.073cm" fo:min-width="18.71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727cm" svg:height="2.745cm" svg:x="7.273cm" svg:y="0.455cm">
          <draw:image xlink:href="Pictures/1000020100000FA9000003613AAD3F50646205C4.png" xlink:type="simple" xlink:show="embed" xlink:actuate="onLoad">
            <text:p/>
          </draw:image>
        </draw:frame>
        <draw:custom-shape draw:name="Freihandform 1" draw:style-name="gr2" draw:text-style-name="P2" draw:layer="layout" svg:width="19.294cm" svg:height="2.322cm" draw:transform="rotate (-0.0966912405604863) translate (0.922cm 0.84cm)">
          <text:p/>
          <draw:enhanced-geometry draw:mirror-horizontal="false" draw:mirror-vertical="false" svg:viewBox="0 0 0 0" drawooo:sub-view-size="8832028 990051" draw:text-areas="0 0 ?f6 ?f7" draw:type="ooxml-non-primitive" draw:enhanced-path="M 0 0 C 1227268 401618 2454536 803237 3926541 935915 5398546 1068593 7115287 932329 8832028 796066 N">
            <draw:equation draw:name="f0" draw:formula="0*logwidth/8832028"/>
            <draw:equation draw:name="f1" draw:formula="0*logheight/990051"/>
            <draw:equation draw:name="f2" draw:formula="3926541*logwidth/8832028"/>
            <draw:equation draw:name="f3" draw:formula="935915*logheight/990051"/>
            <draw:equation draw:name="f4" draw:formula="8832028*logwidth/8832028"/>
            <draw:equation draw:name="f5" draw:formula="796066*logheight/990051"/>
            <draw:equation draw:name="f6" draw:formula="logwidth"/>
            <draw:equation draw:name="f7" draw:formula="logheight"/>
          </draw:enhanced-geometry>
        </draw:custom-shape>
        <draw:custom-shape draw:name="Freihandform 16" draw:style-name="gr3" draw:text-style-name="P2" draw:layer="layout" svg:width="19.212cm" svg:height="2.322cm" draw:transform="rotate (-0.0631809189221946) translate (0.903cm 1.373cm)">
          <text:p/>
          <draw:enhanced-geometry draw:mirror-horizontal="false" draw:mirror-vertical="false" svg:viewBox="0 0 0 0" drawooo:sub-view-size="8832028 990051" draw:text-areas="0 0 ?f6 ?f7" draw:type="ooxml-non-primitive" draw:enhanced-path="M 0 0 C 1227268 401618 2454536 803237 3926541 935915 5398546 1068593 7115287 932329 8832028 796066 N">
            <draw:equation draw:name="f0" draw:formula="0*logwidth/8832028"/>
            <draw:equation draw:name="f1" draw:formula="0*logheight/990051"/>
            <draw:equation draw:name="f2" draw:formula="3926541*logwidth/8832028"/>
            <draw:equation draw:name="f3" draw:formula="935915*logheight/990051"/>
            <draw:equation draw:name="f4" draw:formula="8832028*logwidth/8832028"/>
            <draw:equation draw:name="f5" draw:formula="796066*logheight/990051"/>
            <draw:equation draw:name="f6" draw:formula="logwidth"/>
            <draw:equation draw:name="f7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1:53:25.876000000</meta:creation-date>
    <dc:date>2018-04-05T13:41:14.909000000</dc:date>
    <meta:editing-duration>PT1H47M49S</meta:editing-duration>
    <meta:editing-cycles>1</meta:editing-cycles>
    <meta:generator>LibreOffice/6.0.2.1$Windows_X86_64 LibreOffice_project/f7f06a8f319e4b62f9bc5095aa112a65d2f3ac89</meta:generator>
    <meta:document-statistic meta:object-count="3"/>
  </office:meta>
</office:document-meta>
</file>